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0a42f" officeooo:paragraph-rsid="0010a42f"/>
    </style:style>
    <style:style style:name="P2" style:family="paragraph" style:parent-style-name="Standard">
      <style:paragraph-properties fo:text-align="center" style:justify-single-word="false"/>
      <style:text-properties fo:font-size="18pt" fo:language="fr" fo:country="FR" officeooo:rsid="0010a42f" officeooo:paragraph-rsid="0010a42f" style:font-size-asian="15.75pt" style:font-size-complex="18pt"/>
    </style:style>
    <style:style style:name="P3" style:family="paragraph" style:parent-style-name="Standard">
      <style:paragraph-properties fo:text-align="start" style:justify-single-word="false"/>
      <style:text-properties fo:font-size="18pt" fo:language="fr" fo:country="FR" style:text-underline-style="solid" style:text-underline-width="auto" style:text-underline-color="font-color" officeooo:rsid="0010a42f" officeooo:paragraph-rsid="0010a42f" style:font-size-asian="18pt" style:font-size-complex="18pt"/>
    </style:style>
    <style:style style:name="P4" style:family="paragraph" style:parent-style-name="Standard">
      <style:paragraph-properties fo:text-align="start" style:justify-single-word="false"/>
      <style:text-properties fo:font-size="18pt" fo:language="fr" fo:country="FR" style:text-underline-style="solid" style:text-underline-width="auto" style:text-underline-color="font-color" officeooo:rsid="0010a42f" officeooo:paragraph-rsid="001664d9" style:font-size-asian="18pt" style:font-size-complex="18pt"/>
    </style:style>
    <style:style style:name="P5" style:family="paragraph" style:parent-style-name="Standard">
      <style:paragraph-properties fo:text-align="start" style:justify-single-word="false"/>
      <style:text-properties fo:font-size="18pt" fo:language="fr" fo:country="FR" style:text-underline-style="solid" style:text-underline-width="auto" style:text-underline-color="font-color" officeooo:rsid="0010a42f" officeooo:paragraph-rsid="0016cf9c" style:font-size-asian="18pt" style:font-size-complex="18pt"/>
    </style:style>
    <style:style style:name="P6" style:family="paragraph" style:parent-style-name="Standard">
      <style:paragraph-properties fo:text-align="start" style:justify-single-word="false"/>
      <style:text-properties fo:font-size="18pt" fo:language="fr" fo:country="FR" style:text-underline-style="solid" style:text-underline-width="auto" style:text-underline-color="font-color" officeooo:rsid="0010b040" officeooo:paragraph-rsid="0010b040" style:font-size-asian="18pt" style:font-size-complex="18pt"/>
    </style:style>
    <style:style style:name="P7" style:family="paragraph" style:parent-style-name="Standard">
      <style:paragraph-properties fo:text-align="start" style:justify-single-word="false"/>
      <style:text-properties fo:font-size="18pt" fo:language="fr" fo:country="FR" style:text-underline-style="solid" style:text-underline-width="auto" style:text-underline-color="font-color" officeooo:rsid="0013ae1f" officeooo:paragraph-rsid="0013ae1f" style:font-size-asian="18pt" style:font-size-complex="18pt"/>
    </style:style>
    <style:style style:name="P8" style:family="paragraph" style:parent-style-name="Standard">
      <style:paragraph-properties fo:text-align="start" style:justify-single-word="false"/>
      <style:text-properties fo:font-size="16pt" fo:language="fr" fo:country="FR" officeooo:rsid="0010a42f" officeooo:paragraph-rsid="0010a42f" style:font-size-asian="16pt" style:font-size-complex="16pt"/>
    </style:style>
    <style:style style:name="P9" style:family="paragraph" style:parent-style-name="Standard">
      <style:paragraph-properties fo:text-align="start" style:justify-single-word="false"/>
      <style:text-properties fo:font-size="16pt" fo:language="fr" fo:country="FR" style:text-underline-style="none" officeooo:rsid="0011edfa" officeooo:paragraph-rsid="0011edfa" style:font-size-asian="16pt" style:font-size-complex="16pt"/>
    </style:style>
    <style:style style:name="P10" style:family="paragraph" style:parent-style-name="Standard">
      <style:paragraph-properties fo:text-align="start" style:justify-single-word="false"/>
      <style:text-properties fo:font-size="14pt" fo:language="fr" fo:country="FR" officeooo:rsid="0010a42f" officeooo:paragraph-rsid="0010a42f" style:font-size-asian="12.25pt" style:font-size-complex="14pt"/>
    </style:style>
    <style:style style:name="P11" style:family="paragraph" style:parent-style-name="Standard">
      <style:paragraph-properties fo:text-align="start" style:justify-single-word="false"/>
      <style:text-properties fo:font-size="14pt" fo:language="fr" fo:country="FR" style:text-underline-style="none" officeooo:rsid="0010b040" officeooo:paragraph-rsid="0010b040" style:font-size-asian="12.25pt" style:font-size-complex="14pt"/>
    </style:style>
    <style:style style:name="P12" style:family="paragraph" style:parent-style-name="Standard">
      <style:paragraph-properties fo:text-align="start" style:justify-single-word="false"/>
      <style:text-properties fo:font-size="14pt" fo:language="fr" fo:country="FR" style:text-underline-style="none" officeooo:rsid="0011edfa" officeooo:paragraph-rsid="0011edfa" style:font-size-asian="12.25pt" style:font-size-complex="14pt"/>
    </style:style>
    <style:style style:name="P13" style:family="paragraph" style:parent-style-name="Standard">
      <style:paragraph-properties fo:text-align="start" style:justify-single-word="false"/>
      <style:text-properties fo:font-size="14pt" fo:language="fr" fo:country="FR" style:text-underline-style="none" officeooo:rsid="0013ae1f" officeooo:paragraph-rsid="0013ae1f" style:font-size-asian="12.25pt" style:font-size-complex="14pt"/>
    </style:style>
    <style:style style:name="P14" style:family="paragraph" style:parent-style-name="Standard">
      <style:paragraph-properties fo:text-align="start" style:justify-single-word="false"/>
      <style:text-properties fo:font-size="14pt" fo:language="fr" fo:country="FR" style:text-underline-style="none" officeooo:rsid="00146cb4" officeooo:paragraph-rsid="00146cb4" style:font-size-asian="12.25pt" style:font-size-complex="14pt"/>
    </style:style>
    <style:style style:name="P15" style:family="paragraph" style:parent-style-name="Standard">
      <style:paragraph-properties fo:text-align="start" style:justify-single-word="false"/>
      <style:text-properties fo:font-size="14pt" fo:language="fr" fo:country="FR" style:text-underline-style="none" officeooo:rsid="0014f92b" officeooo:paragraph-rsid="00155dea" style:font-size-asian="12.25pt" style:font-size-complex="14pt"/>
    </style:style>
    <style:style style:name="P16" style:family="paragraph" style:parent-style-name="Standard">
      <style:paragraph-properties fo:text-align="start" style:justify-single-word="false"/>
      <style:text-properties fo:font-size="14pt" fo:language="fr" fo:country="FR" style:text-underline-style="none" officeooo:rsid="00155dea" officeooo:paragraph-rsid="00155dea" style:font-size-asian="12.25pt" style:font-size-complex="14pt"/>
    </style:style>
    <style:style style:name="P17" style:family="paragraph" style:parent-style-name="Standard">
      <style:paragraph-properties fo:text-align="start" style:justify-single-word="false"/>
      <style:text-properties fo:font-size="14pt" fo:language="fr" fo:country="FR" style:text-underline-style="none" officeooo:rsid="001664d9" officeooo:paragraph-rsid="001664d9" style:font-size-asian="12.25pt" style:font-size-complex="14pt"/>
    </style:style>
    <style:style style:name="P18" style:family="paragraph" style:parent-style-name="Standard">
      <style:paragraph-properties fo:text-align="start" style:justify-single-word="false"/>
      <style:text-properties fo:font-size="14pt" fo:language="fr" fo:country="FR" style:text-underline-style="none" officeooo:rsid="0016cf9c" officeooo:paragraph-rsid="0016cf9c" style:font-size-asian="14pt" style:font-size-complex="14pt"/>
    </style:style>
    <style:style style:name="P19" style:family="paragraph" style:parent-style-name="Standard">
      <style:paragraph-properties fo:text-align="start" style:justify-single-word="false"/>
      <style:text-properties fo:font-size="14pt" officeooo:paragraph-rsid="00155dea"/>
    </style:style>
    <style:style style:name="P20" style:family="paragraph" style:parent-style-name="Standard">
      <style:paragraph-properties fo:text-align="center" style:justify-single-word="false"/>
      <style:text-properties fo:font-size="20pt" fo:language="fr" fo:country="FR" officeooo:rsid="0010a42f" officeooo:paragraph-rsid="0010a42f" style:font-size-asian="20pt" style:font-size-complex="20pt"/>
    </style:style>
    <style:style style:name="T1" style:family="text">
      <style:text-properties officeooo:rsid="0010a42f"/>
    </style:style>
    <style:style style:name="T2" style:family="text">
      <style:text-properties officeooo:rsid="0010b040"/>
    </style:style>
    <style:style style:name="T3" style:family="text">
      <style:text-properties fo:language="fr" fo:country="FR" style:text-underline-style="none" officeooo:rsid="00155dea" style:font-size-asian="12.25pt" style:font-size-complex="14pt"/>
    </style:style>
    <style:style style:name="T4" style:family="text">
      <style:text-properties fo:language="fr" fo:country="FR" style:text-underline-style="none" officeooo:rsid="001664d9" style:font-size-asian="12.25pt" style:font-size-complex="14pt"/>
    </style:style>
    <style:style style:name="T5" style:family="text">
      <style:text-properties officeooo:rsid="0011edfa"/>
    </style:style>
    <style:style style:name="T6" style:family="text">
      <style:text-properties fo:font-size="18pt" style:text-underline-style="solid" style:text-underline-width="auto" style:text-underline-color="font-color" officeooo:rsid="0011edfa" style:font-size-asian="18pt" style:font-size-complex="18pt"/>
    </style:style>
    <style:style style:name="T7" style:family="text">
      <style:text-properties fo:font-size="18pt" style:text-underline-style="solid" style:text-underline-width="auto" style:text-underline-color="font-color" officeooo:rsid="00155dea" style:font-size-asian="18pt" style:font-size-complex="18pt"/>
    </style:style>
    <style:style style:name="T8" style:family="text">
      <style:text-properties fo:font-size="18pt" style:text-underline-style="solid" style:text-underline-width="auto" style:text-underline-color="font-color" officeooo:rsid="0010a42f" style:font-size-asian="18pt" style:font-size-complex="18pt"/>
    </style:style>
    <style:style style:name="T9" style:family="text">
      <style:text-properties officeooo:rsid="0013ae1f"/>
    </style:style>
    <style:style style:name="T10" style:family="text">
      <style:text-properties officeooo:rsid="0014f92b"/>
    </style:style>
    <style:style style:name="T11" style:family="text">
      <style:text-properties officeooo:rsid="001500c5"/>
    </style:style>
    <style:style style:name="T12" style:family="text">
      <style:text-properties officeooo:rsid="00155dea"/>
    </style:style>
    <style:style style:name="T13" style:family="text">
      <style:text-properties fo:color="#000000" loext:opacity="100%" style:font-name="Droid Sans Mono" fo:font-size="10.5pt" fo:font-weight="normal" fo:background-color="transparent" loext:char-shading-value="0" style:font-weight-asian="normal" style:font-weight-complex="normal"/>
    </style:style>
    <style:style style:name="T14" style:family="text">
      <style:text-properties fo:color="#000000" loext:opacity="100%" style:font-name="Droid Sans Mono" fo:font-size="10.5pt" fo:font-weight="normal" officeooo:rsid="001664d9" fo:background-color="transparent" loext:char-shading-value="0" style:font-weight-asian="normal" style:font-weight-complex="normal"/>
    </style:style>
    <style:style style:name="T15" style:family="text">
      <style:text-properties officeooo:rsid="0016cf9c"/>
    </style:style>
    <style:style style:name="T16" style:family="text">
      <style:text-properties officeooo:rsid="0017d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endu SAE</text:p>
      <text:p text:style-name="P20">2.01 – Développement d’une petite application</text:p>
      <text:p text:style-name="P20">Space Invader</text:p>
      <text:p text:style-name="P2"/>
      <text:p text:style-name="P3">Sommaire:</text:p>
      <text:p text:style-name="P8">I – Reformulation de la demande</text:p>
      <text:p text:style-name="P8">II – Présentation des résultats<text:line-break/>III – Explication de la démarche <text:span text:style-name="T2">et choix d’implémentation</text:span><text:line-break/>IV – Règles du jeu<text:line-break/>V – Démonstration de compétences</text:p>
      <text:p text:style-name="P8">VI – Conclusion</text:p>
      <text:p text:style-name="P10"/>
      <text:p text:style-name="P6">I – Reformulation de la demande</text:p>
      <text:p text:style-name="P11">Pour la SAE 2.01, nous avons dût coder une application reprennant le principe du jeu « Space Invader » en Java. Pour çela, un éxécutable et deux classes nous à été donnés, le reste étant à nous de faire. <text:span text:style-name="T5">Un sujet nous à été donné pour nous guider sur comment implémenter au fur et à mesure le jeux.<text:line-break/>Le rendu est divisé en deux parties, le premier étant le répertoire contenu le code du jeu, la documentation de celui-ci, ainsi qu’un script bash qui permet de lancer le jeu une fois éxécuter.<text:line-break/><text:line-break/></text:span><text:span text:style-name="T6">II – Présentation des résultats</text:span></text:p>
      <text:p text:style-name="P9">1 – Le code</text:p>
      <text:p text:style-name="P12">Le code reprend l’intégralité des demandes du sujet, mais mon implémentation à été approffondi pour rendre un jeux possédant un minimum de difficulté. Les choix de cette implémentation seront expliqué dans la partie III alors que les règles et les contrôles seront expliqués dans la partie IV.</text:p>
      <text:p text:style-name="P12"/>
      <text:p text:style-name="P9">2 – Le script bash</text:p>
      <text:p text:style-name="P12">Le script bash consiste à deux lignes de commandes <text:span text:style-name="T9">qui compile et éxécute l’ensemble des fichiers java. La librairie javaFX à été ajoutée dans le répertoire du rendu pour pouvoir faire que le script fonctionne de peut importe ou ce répertoire ce trouve.</text:span></text:p>
      <text:p text:style-name="P12"/>
      <text:p text:style-name="P9">3 – La documentation</text:p>
      <text:p text:style-name="P13">La documentation se trouve dans le répertoire /doc du jeu. Elle regroupe l’ensemble des classes ainsi que des méthodes du projet Space Invader. </text:p>
      <text:p text:style-name="P7"><text:soft-page-break/><text:span text:style-name="T1">III – Explication de la démarche </text:span><text:span text:style-name="T2">et choix d’implémentation</text:span></text:p>
      <text:p text:style-name="P14">Lors de ce projet, j’ai d’abord commencer par créer les contrôles du vaisseau pour ensuite ajouter la fonction de tirer. J’ai décider de permettre au vaisseau de tirer une infinité de projectile par le fait que ceci serais plus adapté au jeu que je souhaitais faire. <text:span text:style-name="T10">Pour balancer le jeu, j’ai donc décider d’ajouter un cooldown (ou temps d’attente) entre chaque tir.</text:span></text:p>
      <text:p text:style-name="P15">Suite à çela, je me suis alors pencher sur la création de la classe alien dans laquelle j’ai créer les mouvements de ceci. A ce moment là, l’animation de ceux-ci ne marchais pas par le fait que mes boucles de tests dans la fonction jouerUnTour était dans le mauvais sens, ce qui à rendu le code «mort» (ou innacessible).<text:line-break/>Après l’implémentation des aliens, j’ai donc commencer à travailler sur leur génération, ce qui ma diriger sur mon idée de vague et de difficulté progressive pour l’ensemble du jeu. <text:span text:style-name="T11">Lorsque la génération des aliens me paraissait satisfesante, j’ai donc ajouter le système de collision qui utilise uniquement les positions X et Y des éléments et de simple calcul mathématique pour vérifier si l’un des éléments est en contact avec un autre.<text:line-break/>Maintenant que le jeu pouvait continuer à l’infini, j’ai décider de modifier l’ensemble de mes méthodes en ajoutant un paramètre pour pouvoir rendre le jeu plus difficile en fonction du temps. J’ai aussi alors ajouter un attribut à ma classe gestion de jeu nomé « multi ».<text:line-break/>Enfin, j’ai ajouter un boss et des contrôles supplémentaire, ce qui m’a permis de faire que les aliens tirent désormais des projectiles. </text:span><text:span text:style-name="T12">J’ai aussi ajouter un menu de début, de pause, et de fin, en plus de pouvoir relancer une partie directement au sein du jeu.<text:line-break/><text:line-break/></text:span><text:span text:style-name="T7"> </text:span><text:span text:style-name="T8">IV – Règles du jeu</text:span></text:p>
      <text:p text:style-name="P16">Pour ce qui est des contrôles, on peut déplacer le vaisseau avec flèche gauche et flèche droite, tirer avec Espace, et mettre le jeu en pause avec la touche ECHAP.<text:line-break/>Un contrôle est ajouter lors du boss, il s’agit de la touche R, qui fait apparaître un bouclier ce qui est fortement practique connaissant la difficulté de celui-ci !<text:line-break/>Le score augmente pour chaque ennemi tué, chaque vague passée, chaque tir qui touche le boss, et lorsque le boss meurt ! Mais attention, car en plus de ca, il dépend de la difficulté (équivalent au numéro de vague) et de la précision des tirs (Nombre de tir qui touche/(Nombre de tir touché + Nombre de tir hors écran)).<text:line-break/>Lorsqu’une partie est gagnée ou perdu, on peut relancer une partie grâce à la touche A. </text:p>
      <text:p text:style-name="P16"/>
      <text:p text:style-name="P16">Le système de vague :</text:p>
      <text:p text:style-name="P16">- Pendant 25 secondes, des ennemis vont apparaître à une vitesse constante</text:p>
      <text:p text:style-name="P19"><text:span text:style-name="T3">- Après 30 secondes, si tout les ennemis sont mort, la difficulté est augmentée et le timer est remis à 0.<text:line-break/></text:span><text:soft-page-break/><text:span text:style-name="T3">- Si la difficulté </text:span><text:span text:style-name="T4">est celle du boss, le jeu se fini dès lors que le boss n’a plus de vie (50 points de vie) ou que le joueur se fait toucher par un missile ou une météorite.<text:line-break/><text:line-break/>Lors du boss, des météorites tombent du ciel, elle peuvent être bloquée par le bouclier (tout comme les missiles ennemis) mais peuvent aussi entrer en colisions avec les missiles du vaisseau.<text:line-break/><text:line-break/>Connaissant la difficulté du boss, si vous souhaitez recommencer le jeu directement à la vague du boss, il suffit de modifier les lignes 42 et 67 à «</text:span><text:span text:style-name="T13">this.multi = 1</text:span><text:span text:style-name="T14">0</text:span><text:span text:style-name="T13">;</text:span><text:span text:style-name="T3">»</text:span></text:p>
      <text:p text:style-name="P19"><text:span text:style-name="T3"/></text:p>
      <text:p text:style-name="P4"><text:span text:style-name="T12">V – Démonstration de compétences</text:span></text:p>
      <text:p text:style-name="P17"><text:span text:style-name="T12">C</text:span>ette SAE avais pour but de travailler les compétences « C1 - Réaliser un développement d’applications » ainsi que « C2 - Optimiser des applications informatiques ». J’ai pu user de ma C1 tout au long de cette SAE <text:span text:style-name="T15">de par le développement de celle-ci. Quand à la C2, elle à été mise en œuvre par les choix d’implémentation de ce projet, avec notamment l’héritage de projectileAlien sur projectile. Cette compétence aurais pu être plus développer en transformant l’ensemble des attributs étant des entiers ou des doubles de la classe GestionJeu en une deux liste d’entier et de double, ou encore en transformant le boss en enfant d’alien pour factoriser encore plus le code.</text:span></text:p>
      <text:p text:style-name="P17"/>
      <text:p text:style-name="P5">VI – Conclusion</text:p>
      <text:p text:style-name="P18">Cette SAE était vraiment intéressante par le fait qu’on avais plus de choix sur ce qu’on pouvait faire par rapport à avant, elle était plus comme un loisir qu’un <text:span text:style-name="T16">poid et j’ai vraiment pris du plaisir à coder mon jeu, j’espère qu’il vous plaira.<text:line-break/><text:line-break/>Ludmann Dorian<text:line-break/>1.3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a42f" officeooo:paragraph-rsid="0010a42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ndu SAE 2.01, Ludmann Dori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3" meta:paragraph-count="27" meta:word-count="1001" meta:character-count="5790" meta:non-whitespace-character-count="4792"/>
  </office:meta>
</office:document-meta>
</file>